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912cc" officeooo:paragraph-rsid="000912cc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912cc" officeooo:paragraph-rsid="000912cc" style:font-weight-asian="normal" style:font-weight-complex="normal"/>
    </style:style>
    <style:style style:name="P3" style:family="paragraph" style:parent-style-name="Standard">
      <style:text-properties style:text-underline-style="none" fo:font-weight="bold" officeooo:rsid="000912cc" officeooo:paragraph-rsid="000912c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bc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face Graphique :</text:p>
      <text:p text:style-name="P1"/>
      <text:p text:style-name="P1"/>
      <text:p text:style-name="P2">- Menu principal : Identification MDP et sélection du nom pour continuer</text:p>
      <text:p text:style-name="P2"/>
      <text:p text:style-name="P3">- Utilisateurs :</text:p>
      <text:p text:style-name="P2"><text:tab/></text:p>
      <text:p text:style-name="P2">- Chef : Accès a tous les dossiers de déménagement, ajout <text:span text:style-name="T2">(boite de dialogue)</text:span>, suppression et modification <text:span text:style-name="T2">(boite de dialogue)</text:span> de dossiers.</text:p>
      <text:p text:style-name="P2"/>
      <text:p text:style-name="P2">- Salarié : Accès a <text:span text:style-name="T1">ses</text:span> déménagement pour les consulter. Possibilité d'ajouter une absence <text:span text:style-name="T2">(boite de dialogue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0:33:37.653223307</meta:creation-date>
    <meta:generator>LibreOffice/4.3.3.2$Linux_x86 LibreOffice_project/430m0$Build-2</meta:generator>
    <dc:date>2016-12-05T15:01:21.523162634</dc:date>
    <meta:editing-duration>PT3H26M26S</meta:editing-duration>
    <meta:editing-cycles>1</meta:editing-cycles>
    <meta:document-statistic meta:table-count="0" meta:image-count="0" meta:object-count="0" meta:page-count="1" meta:paragraph-count="6" meta:word-count="57" meta:character-count="359" meta:non-whitespace-character-count="306"/>
  </office:meta>
</office:document-meta>
</file>